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cketClientPoolSupport.connect( SocketClient clie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ocketClientPoolSupport.ge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ocketClientPoolSupport.getLocal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ClientPoolSupport.returnClient( SocketClient cli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ClientPoolSupport.borrow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ClientPoolSupport.getP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ClientPoolSupport.afterProperties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ocketClientPoolSupport.get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ClientPoolSupport.setPort(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ClientPoolSupport.setLocalAddress( InetAddress local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ClientPoolSupport.get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ClientPoolSupport.make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cketClientPoolSupport.setPool( ObjectPool poo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cketClientPoolSupport.passivateObject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ocketClientPoolSupport.validateObject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ClientPoolSupport.getLocal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ClientPoolSupport.setHost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ClientPoolSupport.setAddress( InetAddress 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ClientPoolSupport.activateObject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ocketClientPoolSupport.setLocalPort( int local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ClientPoolSupport.destro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cketClientPoolSupport.disconnect( SocketClient cli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cketClientPoolSupport.destroyObject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